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" svg:font-family="Consola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7F0055" style:font-name="Consolas" style:font-name-asian="Consolas" style:font-name-complex="Consolas" fo:font-size="10pt" style:font-size-asian="10pt" style:font-size-complex="10pt" fo:font-weight="bold" style:font-weight-asian="bold" style:font-weight-complex="bold" style:font-family-generic="modern"/>
    </style:style>
    <style:style style:name="ce3" style:family="table-cell" style:parent-style-name="Default" style:data-style-name="N0">
      <style:text-properties fo:color="#005032" style:font-name="Consolas" style:font-name-asian="Consolas" style:font-name-complex="Consolas" fo:font-size="10pt" style:font-size-asian="10pt" style:font-size-complex="10pt" style:font-family-generic="modern"/>
    </style:style>
    <style:style style:name="ce4" style:family="table-cell" style:parent-style-name="Default" style:data-style-name="N0">
      <style:text-properties fo:color="#3F7F5F" style:font-name="Consolas" style:font-name-asian="Consolas" style:font-name-complex="Consolas" fo:font-size="10pt" style:font-size-asian="10pt" style:font-size-complex="10pt" style:font-family-generic="modern"/>
    </style:style>
    <style:style style:name="ce5" style:family="table-cell" style:parent-style-name="Default" style:data-style-name="N0">
      <style:table-cell-properties style:vertical-align="middle"/>
      <style:text-properties fo:color="#005032" style:font-name="Consolas" style:font-name-asian="Consolas" style:font-name-complex="Consolas" fo:font-size="10pt" style:font-size-asian="10pt" style:font-size-complex="10pt" style:font-family-generic="modern"/>
    </style:style>
    <style:style style:name="ce6" style:family="table-cell" style:parent-style-name="Default" style:data-style-name="N0">
      <style:text-properties fo:color="#0066CC" style:font-name="Consolas" style:font-name-asian="Consolas" style:font-name-complex="Consolas" fo:font-size="10pt" style:font-size-asian="10pt" style:font-size-complex="10pt" style:text-underline-style="solid" style:text-underline-type="single" style:font-family-generic="modern"/>
    </style:style>
    <style:style style:name="T1" style:family="text" style:parent-style-name="Default">
      <style:text-properties fo:color="#000000" style:text-line-through-style="none" style:font-name="Consolas" style:font-name-asian="Consolas" style:font-name-complex="Consola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2" style:family="text" style:parent-style-name="Default">
      <style:text-properties fo:color="#7F0055" style:text-line-through-style="none" style:font-name="Consolas" style:font-name-asian="Consolas" style:font-name-complex="Consola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modern"/>
    </style:style>
    <style:style style:name="T3" style:family="text" style:parent-style-name="Default">
      <style:text-properties fo:color="#000000" style:text-line-through-style="none" style:font-name="Consolas" style:font-name-asian="Consolas" style:font-name-complex="Consola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modern"/>
    </style:style>
    <style:style style:name="T4" style:family="text" style:parent-style-name="Default">
      <style:text-properties fo:color="#005032" style:text-line-through-style="none" style:font-name="Consolas" style:font-name-asian="Consolas" style:font-name-complex="Consola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6.37645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is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void<text:span text:style-name="T1"><text:s/></text:span><text:span text:style-name="T3">HAL_Delay</text:span><text:span text:style-name="T1">(</text:span><text:span text:style-name="T4">uint32_t</text:span><text:span text:style-name="T1"><text:s/>Delay)</text:span></text:p>
          </table:table-cell>
          <table:table-cell office:value-type="string" table:style-name="ce1">
            <text:p>ms</text:p>
          </table:table-cell>
          <table:table-cell table:style-name="ce1"/>
          <table:table-cell office:value-type="string" table:style-name="ce4">
            <text:p>This function provides minimum delay (in milliseconds) based on variable incremented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3">
            <text:p>uint32_t<text:span text:style-name="T1"><text:s/></text:span><text:span text:style-name="T3">HAL_GetTick</text:span><text:span text:style-name="T1">(</text:span><text:span text:style-name="T2">void</text:span><text:span text:style-name="T1">)</text:span></text:p>
          </table:table-cell>
          <table:table-cell office:value-type="string" table:style-name="ce1">
            <text:p>ms</text:p>
          </table:table-cell>
          <table:table-cell table:style-name="ce1"/>
          <table:table-cell office:value-type="string" table:style-name="ce4">
            <text:p>This function is called to increment a global variable "uwTick" used as application time base.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uint32_t<text:span text:style-name="T1"><text:s/></text:span><text:span text:style-name="T3">HAL_GetDEVID</text:span><text:span text:style-name="T1">(</text:span><text:span text:style-name="T2">void</text:span><text:span text:style-name="T1">)</text:span></text:p>
          </table:table-cell>
          <table:table-cell table:number-columns-repeated="2" table:style-name="ce1"/>
          <table:table-cell office:value-type="string" table:style-name="ce4">
            <text:p>Returns the device identifier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5">
            <text:p>uint32_t<text:span text:style-name="T1"><text:s/></text:span><text:span text:style-name="T3">HAL_GetUIDw0</text:span><text:span text:style-name="T1">(</text:span><text:span text:style-name="T2">void</text:span><text:span text:style-name="T1">)</text:span></text:p>
          </table:table-cell>
          <table:table-cell table:number-columns-repeated="2" table:style-name="ce1"/>
          <table:table-cell office:value-type="string" table:style-name="ce4">
            <text:p>Returns first word of the unique device identifier (UID based on 96 bits)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3">
            <text:p>uint32_t<text:span text:style-name="T1"><text:s/></text:span><text:span text:style-name="T3">HAL_GetUIDw1</text:span><text:span text:style-name="T1">(</text:span><text:span text:style-name="T2">void</text:span><text:span text:style-name="T1">)</text:span></text:p>
          </table:table-cell>
          <table:table-cell table:number-columns-repeated="2" table:style-name="ce1"/>
          <table:table-cell office:value-type="string" table:style-name="ce4">
            <text:p>Returns second word of the unique device identifier (UID based on 96 bits)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6">
            <text:p>uint32_t<text:span text:style-name="T1"><text:s/></text:span><text:span text:style-name="T3">HAL_GetUIDw2</text:span><text:span text:style-name="T1">(</text:span><text:span text:style-name="T2">void</text:span><text:span text:style-name="T1">)</text:span></text:p>
          </table:table-cell>
          <table:table-cell table:number-columns-repeated="2" table:style-name="ce1"/>
          <table:table-cell office:value-type="string" table:style-name="ce4">
            <text:p>Returns third word of the unique device identifier (UID based on 96 bits)</text:p>
          </table:table-cell>
          <table:table-cell table:number-columns-repeated="16379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" svg:font-family="Consolas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531</meta:generator>
    <meta:initial-creator>GH</meta:initial-creator>
    <dc:creator>GH</dc:creator>
    <meta:creation-date>2024-05-22T06:19:31Z</meta:creation-date>
    <dc:date>2024-05-22T12:58:16Z</dc:date>
  </office:meta>
</office:document-meta>
</file>